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fc8" officeooo:paragraph-rsid="000d5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82139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5:32.947915283</meta:creation-date>
    <dc:date>2018-08-24T14:22:09.022312357</dc:date>
    <meta:editing-duration>PT6M3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0.3.2$Linux_X86_64 LibreOffice_project/00m0$Build-2</meta:generator>
  </office:meta>
</office:document-meta>
</file>